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eslo LG M for Powerline" style:text-underline-style="none" officeooo:rsid="0017f088" officeooo:paragraph-rsid="0017f088"/>
    </style:style>
    <style:style style:name="P2" style:family="paragraph" style:parent-style-name="Standard">
      <style:text-properties style:font-name="Meslo LG M for Powerline" style:text-underline-style="none" officeooo:rsid="0017f088" officeooo:paragraph-rsid="0017f088"/>
    </style:style>
    <style:style style:name="P3" style:family="paragraph" style:parent-style-name="Standard">
      <style:text-properties style:font-name="Meslo LG M for Powerline" style:text-underline-style="none" officeooo:rsid="001ad563" officeooo:paragraph-rsid="001ad563"/>
    </style:style>
    <style:style style:name="T1" style:family="text">
      <style:text-properties officeooo:rsid="001c6c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02: <text:span text:style-name="T1">Archivos</text:span></text:p>
      <text:p text:style-name="P1"/>
      <text:p text:style-name="P3">Clase 03: (Seguimos con archivos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slo LG M for Powerline" svg:font-family="'Meslo LG M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8:35:18.294761188</meta:creation-date>
    <dc:date>2020-09-07T19:10:45.683238074</dc:date>
    <meta:editing-duration>PT54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2" meta:word-count="8" meta:character-count="51" meta:non-whitespace-character-count="45"/>
  </office:meta>
</office:document-meta>
</file>